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" draw:fill="solid" draw:fill-color="#eeeeee"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svg:stroke-color="#000000" draw:marker-end="" draw:fill="solid" draw:fill-color="#eeeeee" draw:opacity="30%" draw:textarea-horizontal-align="justify" draw:textarea-vertical-align="middle" draw:auto-grow-height="false" fo:min-height="2.098cm" fo:min-width="5.098cm" draw:shadow-opacity="30%"/>
    </style:style>
    <style:style style:name="gr3" style:family="graphic" style:parent-style-name="standard">
      <style:graphic-properties svg:stroke-color="#000000" draw:marker-end="" draw:fill="solid" draw:fill-color="#eeeeee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263cm" fo:min-width="1.128cm"/>
    </style:style>
    <style:style style:name="gr7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665cm" fo:min-width="0.526cm"/>
    </style:style>
    <style:style style:name="gr8" style:family="graphic" style:parent-style-name="standard">
      <style:graphic-properties draw:stroke="solid" draw:stroke-dash="Fine_20_Dashed" svg:stroke-color="#000000" draw:marker-end="" draw:fill="solid" draw:fill-color="#eeeeee" draw:opacity="50%" draw:textarea-horizontal-align="justify" draw:textarea-vertical-align="middle" draw:auto-grow-height="false" fo:min-height="1.962cm" fo:min-width="3.237cm" draw:shadow-opacity="50%"/>
    </style:style>
    <style:style style:name="gr9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949cm"/>
    </style:style>
    <style:style style:name="gr10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0.774cm"/>
    </style:style>
    <style:style style:name="gr11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94cm" fo:min-width="1.374cm"/>
    </style:style>
    <style:style style:name="gr12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551cm"/>
    </style:style>
    <style:style style:name="gr13" style:family="graphic" style:parent-style-name="standard">
      <style:graphic-properties svg:stroke-width="0.1cm" svg:stroke-color="#000000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color="#000000" draw:marker-end="" draw:fill="solid" draw:fill-color="#ffffff" draw:textarea-vertical-align="middle"/>
    </style:style>
    <style:style style:name="gr15" style:family="graphic" style:parent-style-name="standard">
      <style:graphic-properties svg:stroke-width="0.1cm" svg:stroke-color="#000000" draw:marker-start="" draw:marker-start-width="0.35cm" draw:marker-end="Arrow" draw:marker-end-width="0.35cm" draw:fill="solid" draw:fill-color="#ffffff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cm" svg:stroke-color="#000000" draw:marker-start-width="0.2cm" draw:marker-end="" draw:marker-end-width="0.2cm" draw:fill="solid" draw:fill-color="#ffffff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solid" svg:stroke-width="0.1cm" svg:stroke-color="#000000" draw:marker-start="Arrow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dash" draw:stroke-dash="Fine_20_Dashed" svg:stroke-color="#000000" draw:marker-end="" draw:fill="solid" draw:fill-color="#ffffff" draw:textarea-vertical-align="middle"/>
    </style:style>
    <style:style style:name="gr19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1cm" fo:min-width="0.614cm"/>
    </style:style>
    <style:style style:name="gr20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104cm" fo:min-width="0.844cm"/>
    </style:style>
    <style:style style:name="gr21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26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42cm" fo:min-width="0.4cm"/>
    </style:style>
    <style:style style:name="gr23" style:family="graphic" style:parent-style-name="standard">
      <style:graphic-properties svg:stroke-color="#000000" draw:fill-color="#000000" draw:textarea-vertical-align="middle"/>
    </style:style>
    <style:style style:name="gr24" style:family="graphic" style:parent-style-name="standard">
      <style:graphic-properties svg:stroke-color="#000000" draw:textarea-vertical-align="middle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2.2cm"/>
    </style:style>
    <style:style style:name="gr26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276cm" fo:min-width="0.1cm"/>
    </style:style>
    <style:style style:name="gr27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dash" draw:stroke-dash="Fine_20_Dashed" svg:stroke-color="#000000" draw:textarea-vertical-align="middle"/>
    </style:style>
    <style:style style:name="gr29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812cm"/>
    </style:style>
    <style:style style:name="gr30" style:family="graphic" style:parent-style-name="standard">
      <style:graphic-properties draw:stroke="dash" draw:stroke-dash="Fine_20_Dashed" draw:textarea-vertical-align="middle"/>
    </style:style>
    <style:style style:name="P1" style:family="paragraph">
      <loext:graphic-properties draw:fill="solid" draw:fill-color="#eeeeee" draw:opacity="30%"/>
      <style:paragraph-properties fo:text-align="center"/>
    </style:style>
    <style:style style:name="P2" style:family="paragraph">
      <loext:graphic-properties draw:fill="solid" draw:fill-color="#eeeeee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ffff"/>
      <style:paragraph-properties fo:line-height="100%" fo:text-align="center"/>
      <style:text-properties fo:font-size="12pt" style:text-underline-style="dotted" style:text-underline-width="auto" style:text-underline-color="font-color" style:font-size-asian="12pt" style:font-size-complex="12pt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dotte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5.85cm" svg:height="8.2cm" svg:x="1.275cm" svg:y="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7cm" svg:height="1.55cm" svg:x="12.85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5cm" svg:height="1.25cm" svg:x="14.05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5" draw:id="id15" draw:layer="layout" svg:width="5.85cm" svg:height="2.6cm" svg:x="1.075cm" svg:y="18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1" draw:id="id11" draw:layer="layout" svg:width="5.85cm" svg:height="1.75cm" svg:x="1.15cm" svg:y="15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7" draw:id="id17" draw:layer="layout" svg:width="5.85cm" svg:height="2.45cm" svg:x="14cm" svg:y="11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6cm" svg:height="1.15cm" svg:x="8.175cm" svg:y="6.725cm">
          <text:p text:style-name="P3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cm" svg:height="0.95cm" svg:x="1.475cm" svg:y="3.575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1.85cm" svg:height="1.65cm" svg:x="8.55cm" svg:y="3.375cm">
          <text:p text:style-name="P3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2cm" svg:height="0.7cm" svg:x="4.625cm" svg:y="8.725cm">
          <text:p text:style-name="P3"><text:span text:style-name="T3">he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cm" svg:height="0.694cm" svg:x="1.875cm" svg:y="9.925cm">
          <text:p text:style-name="P3"><text:span text:style-name="T3">sp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48cm" svg:x="4.225cm" svg:y="7.327cm">
          <text:p text:style-name="P3"><text:span text:style-name="T3">biograp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1.55cm" svg:y="8.625cm">
          <text:p text:style-name="P3"><text:span text:style-name="T3">birth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3cm" svg:height="0.725cm" svg:x="4.475cm" svg:y="9.975cm">
          <text:p text:style-name="P3"><text:span text:style-name="T3">dea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1.375cm" svg:y="4.775cm">
          <text:p text:style-name="P3"><text:span text:style-name="T3">bir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4.075cm" svg:y="3.625cm">
          <text:p text:style-name="P3"><text:span text:style-name="T3">quo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4.177cm" svg:y="6.127cm">
          <text:p text:style-name="P3"><text:span text:style-name="T3">triv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4.125cm" svg:y="4.825cm">
          <text:p text:style-name="P3"><text:span text:style-name="T3">gend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1.425cm" svg:y="6.175cm">
          <text:p text:style-name="P3"><text:span text:style-name="T3">first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3.65cm" svg:height="1.2cm" svg:x="12.35cm" svg:y="3.6cm">
          <text:p text:style-name="P3"><text:span text:style-name="T1">alternative_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3.6cm" svg:height="1.2cm" svg:x="15.2cm" svg:y="8.25cm">
          <text:p text:style-name="P3"><text:span text:style-name="T1">alternative_tit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xml:id="id2" draw:id="id2" draw:layer="layout" svg:width="3.6cm" svg:height="1.2cm" svg:x="2.275cm" svg:y="12.587cm">
          <text:p text:style-name="P3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3.6cm" svg:height="1.2cm" svg:x="8.95cm" svg:y="17.75cm">
          <text:p text:style-name="P3"><text:span text:style-name="T1">produ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3.6cm" svg:height="1.2cm" svg:x="13.775cm" svg:y="15.125cm">
          <text:p text:style-name="P3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2.051cm" svg:height="1.827cm" svg:x="8.449cm" svg:y="12.273cm">
          <text:p text:style-name="P3"><text:span text:style-name="T1">castin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7cm" svg:height="0.75cm" svg:x="2.025cm" svg:y="18.425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2cm" svg:height="0.95cm" svg:x="3.525cm" svg:y="19.525cm">
          <text:p text:style-name="P3"><text:span text:style-name="T3">production_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1cm" svg:height="0.75cm" svg:x="4.125cm" svg:y="18.425cm">
          <text:p text:style-name="P3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7" draw:id="id27" draw:layer="layout" svg:width="3.975cm" svg:height="2.45cm" svg:x="16.025cm" svg:y="2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463cm" svg:height="0.95cm" svg:x="16.346cm" svg:y="25.32cm">
          <text:p text:style-name="P3"><text:span text:style-name="T3">episode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8" draw:id="id28" draw:layer="layout" svg:width="3.15cm" svg:height="0.95cm" svg:x="12.225cm" svg:y="24.95cm">
          <text:p text:style-name="P3"><text:span text:style-name="T3">series_yea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75cm" svg:height="0.75cm" svg:x="14.3cm" svg:y="6.05cm">
          <text:p text:style-name="P7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8cm" svg:height="0.95cm" svg:x="1.4cm" svg:y="19.525cm">
          <text:p text:style-name="P3"><text:span text:style-name="T3">gen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1.6cm" svg:height="0.7cm" svg:x="16.2cm" svg:y="6.15cm">
          <text:p text:style-name="P3"><text:span text:style-name="T3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5cm" svg:height="0.95cm" svg:x="1.3cm" svg:y="15.7cm">
          <text:p text:style-name="P3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0.95cm" svg:x="4.15cm" svg:y="15.75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2.65cm" svg:height="1.05cm" svg:x="16.8cm" svg:y="11.825cm">
          <text:p text:style-name="P3"><text:span text:style-name="T3">country_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1cm" svg:height="0.75cm" svg:x="14.35cm" svg:y="12.925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701cm" svg:height="0.699cm" svg:x="14.3cm" svg:y="12.025cm">
          <text:p text:style-name="P8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2.899cm" svg:height="0.95cm" svg:x="16.55cm" svg:y="13.075cm">
          <text:p text:style-name="P3"><text:span text:style-name="T3">company_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svg:x1="8.449cm" svg:y1="13.186cm" svg:x2="5.875cm" svg:y2="13.187cm" draw:start-shape="id1" draw:start-glue-point="5" draw:end-shape="id2" draw:end-glue-point="1" svg:d="M8449 13186h-1287v1h-1287" svg:viewBox="0 0 2575 2">
          <text:p/>
        </draw:connector>
        <draw:custom-shape draw:style-name="gr5" draw:text-style-name="P6" xml:id="id9" draw:id="id9" draw:layer="layout" svg:width="1.85cm" svg:height="1.65cm" svg:x="12.525cm" svg:y="9.825cm">
          <text:p text:style-name="P3"><text:span text:style-name="T3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9" draw:layer="layout" svg:x1="9.475cm" svg:y1="5.025cm" svg:x2="9.475cm" svg:y2="6.725cm" draw:start-shape="id3" draw:start-glue-point="6" draw:end-shape="id4" draw:end-glue-point="0" svg:d="M9475 5025v1700" svg:viewBox="0 0 1 1701">
          <text:p/>
        </draw:connector>
        <draw:connector draw:style-name="gr15" draw:text-style-name="P9" draw:layer="layout" svg:x1="12.35cm" svg:y1="4.2cm" svg:x2="10.4cm" svg:y2="4.2cm" draw:start-shape="id5" draw:start-glue-point="3" draw:end-shape="id3" draw:end-glue-point="7" svg:d="M12350 4200h-1950" svg:viewBox="0 0 1951 1">
          <text:p/>
        </draw:connector>
        <draw:connector draw:style-name="gr16" draw:text-style-name="P9" draw:layer="layout" svg:x1="9.475cm" svg:y1="12.273cm" svg:x2="9.475cm" svg:y2="7.875cm" draw:start-shape="id1" draw:start-glue-point="4" draw:end-shape="id4" draw:end-glue-point="2" svg:d="M9475 12273v-4398" svg:viewBox="0 0 1 4399">
          <text:p/>
        </draw:connector>
        <draw:connector draw:style-name="gr16" draw:text-style-name="P9" draw:layer="layout" svg:x1="9.475cm" svg:y1="14.1cm" svg:x2="8.95cm" svg:y2="18.35cm" draw:start-shape="id1" draw:start-glue-point="6" draw:end-shape="id6" draw:end-glue-point="3" svg:d="M9475 14100v1825h-1026v2425h501" svg:viewBox="0 0 1027 4251">
          <text:p/>
        </draw:connector>
        <draw:connector draw:style-name="gr13" draw:text-style-name="P9" draw:layer="layout" svg:x1="15.575cm" svg:y1="17.275cm" svg:x2="15.575cm" svg:y2="16.325cm" draw:start-shape="id7" draw:start-glue-point="4" draw:end-shape="id8" draw:end-glue-point="2" svg:d="M15575 17275v-950" svg:viewBox="0 0 1 951">
          <text:p/>
        </draw:connector>
        <draw:connector draw:style-name="gr13" draw:text-style-name="P9" draw:layer="layout" svg:x1="12.55cm" svg:y1="18.35cm" svg:x2="14.225cm" svg:y2="18.35cm" draw:start-shape="id6" draw:start-glue-point="1" draw:end-shape="id7" draw:end-glue-point="5" svg:d="M12550 18350h1675" svg:viewBox="0 0 1676 1">
          <text:p/>
        </draw:connector>
        <draw:connector draw:style-name="gr17" draw:text-style-name="P9" draw:layer="layout" svg:x1="14.375cm" svg:y1="10.65cm" svg:x2="17cm" svg:y2="9.45cm" draw:start-shape="id9" draw:start-glue-point="7" draw:end-shape="id10" draw:end-glue-point="2" svg:d="M14375 10650h2625v-1200" svg:viewBox="0 0 2626 1201">
          <text:p/>
        </draw:connector>
        <draw:custom-shape draw:style-name="gr5" draw:text-style-name="P6" draw:layer="layout" svg:width="1.499cm" svg:height="0.701cm" svg:x="17.951cm" svg:y="6.05cm">
          <text:p text:style-name="P3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svg:x1="13.45cm" svg:y1="11.475cm" svg:x2="10.75cm" svg:y2="17.75cm" draw:start-shape="id9" draw:start-glue-point="6" draw:end-shape="id6" draw:end-glue-point="0" svg:d="M13450 11475v3138h-2700v3137" svg:viewBox="0 0 2701 6276">
          <text:p/>
        </draw:connector>
        <draw:custom-shape draw:style-name="gr5" draw:text-style-name="P10" draw:layer="layout" svg:width="1.75cm" svg:height="0.75cm" svg:x="13.05cm" svg:y="1.901cm">
          <text:p text:style-name="P7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7cm" svg:x="15.05cm" svg:y="1.901cm">
          <text:p text:style-name="P3"><text:span text:style-name="T3">p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499cm" svg:height="0.701cm" svg:x="16.901cm" svg:y="2.001cm">
          <text:p text:style-name="P3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" draw:id="id7" draw:layer="layout" svg:width="2.7cm" svg:height="2.15cm" svg:x="14.225cm" svg:y="17.275cm">
          <text:p text:style-name="P3"><text:span text:style-name="T1">particip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9" draw:layer="layout" draw:type="curve" svg:x1="4.075cm" svg:y1="15.35cm" svg:x2="4.075cm" svg:y2="13.787cm" draw:start-shape="id11" draw:start-glue-point="0" draw:end-shape="id2" draw:end-glue-point="2" svg:d="M4075 15350v-1563" svg:viewBox="0 0 1 1564">
          <text:p/>
        </draw:connector>
        <draw:connector draw:style-name="gr18" draw:text-style-name="P9" draw:layer="layout" draw:type="curve" svg:x1="15.7cm" svg:y1="3.15cm" svg:x2="14.175cm" svg:y2="3.6cm" draw:start-shape="id12" draw:start-glue-point="2" draw:end-shape="id5" draw:end-glue-point="0" svg:d="M15700 3150c0 339-1525 114-1525 450" svg:viewBox="0 0 1526 451">
          <text:p/>
        </draw:connector>
        <draw:connector draw:style-name="gr18" draw:text-style-name="P9" draw:layer="layout" draw:type="curve" svg:x1="8.175cm" svg:y1="7.3cm" svg:x2="7.125cm" svg:y2="7.325cm" draw:start-shape="id4" draw:start-glue-point="3" draw:end-shape="id13" draw:end-glue-point="1" svg:d="M8175 7300c-786 0-261 25-1050 25" svg:viewBox="0 0 1051 26">
          <text:p/>
        </draw:connector>
        <draw:connector draw:style-name="gr18" draw:text-style-name="P9" draw:layer="layout" draw:type="curve" svg:x1="16.975cm" svg:y1="7.05cm" svg:x2="17cm" svg:y2="8.25cm" draw:start-shape="id14" draw:start-glue-point="2" draw:end-shape="id10" draw:end-glue-point="0" svg:d="M16975 7050c0 901 25 302 25 1200" svg:viewBox="0 0 26 1201">
          <text:p/>
        </draw:connector>
        <draw:connector draw:style-name="gr18" draw:text-style-name="P9" draw:layer="layout" svg:x1="6.925cm" svg:y1="19.475cm" svg:x2="10.75cm" svg:y2="18.95cm" draw:start-shape="id15" draw:start-glue-point="1" draw:end-shape="id6" draw:end-glue-point="2" svg:d="M6925 19475h3825v-525" svg:viewBox="0 0 3826 526">
          <text:p/>
        </draw:connector>
        <draw:connector draw:style-name="gr18" draw:text-style-name="P9" draw:layer="layout" draw:type="curve" svg:x1="17.975cm" svg:y1="18.35cm" svg:x2="16.925cm" svg:y2="18.35cm" draw:start-shape="id16" draw:start-glue-point="6" draw:end-shape="id7" draw:end-glue-point="7" svg:d="M17975 18350h-1050" svg:viewBox="0 0 1051 1">
          <text:p/>
        </draw:connector>
        <draw:connector draw:style-name="gr18" draw:text-style-name="P9" draw:layer="layout" draw:type="curve" svg:x1="15.575cm" svg:y1="15.125cm" svg:x2="16.925cm" svg:y2="14.175cm" draw:start-shape="id8" draw:start-glue-point="0" draw:end-shape="id17" draw:end-glue-point="2" svg:d="M15575 15125c0-711 1350-236 1350-950" svg:viewBox="0 0 1351 951">
          <text:p/>
        </draw:connector>
        <draw:custom-shape draw:style-name="gr19" draw:text-style-name="P6" xml:id="id18" draw:id="id18" draw:layer="layout" svg:width="1.574cm" svg:height="0.949cm" svg:x="10.806cm" svg:y="12.701cm">
          <text:p text:style-name="P3"><text:span text:style-name="T3">ro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9" draw:layer="layout" draw:type="curve" svg:x1="10.5cm" svg:y1="13.186cm" svg:x2="10.806cm" svg:y2="13.176cm" draw:start-shape="id1" draw:start-glue-point="7" draw:end-shape="id18" draw:end-glue-point="6" svg:d="M10500 13186c229 0 77-10 306-10" svg:viewBox="0 0 307 11">
          <text:p/>
        </draw:connector>
        <draw:custom-shape draw:style-name="gr20" draw:text-style-name="P6" xml:id="id16" draw:id="id16" draw:layer="layout" svg:width="1.9cm" svg:height="0.5cm" svg:x="17.975cm" svg:y="18.1cm">
          <text:p text:style-name="P3"><text:span text:style-name="T3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2.5cm" svg:height="0.95cm" svg:x="1.425cm" svg:y="7.4cm">
          <text:p text:style-name="P3"><text:span text:style-name="T3">last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xml:id="id19" draw:id="id19" draw:layer="layout" svg:width="1.8cm" svg:height="1.475cm" svg:x="9.85cm" svg:y="20.3cm">
          <text:p text:style-name="P11"><text:span text:style-name="T1">IS A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3" draw:text-style-name="P13" draw:layer="layout" svg:x1="10.75cm" svg:y1="20.3cm" svg:x2="10.75cm" svg:y2="18.95cm" draw:start-shape="id19" draw:start-glue-point="4" draw:end-shape="id6" draw:end-glue-point="2" svg:d="M10750 20300v-1350" svg:viewBox="0 0 1 1351">
          <text:p/>
        </draw:connector>
        <draw:connector draw:style-name="gr24" draw:text-style-name="P3" draw:layer="layout" svg:x1="10.75cm" svg:y1="21.775cm" svg:x2="2.4cm" svg:y2="22.775cm" draw:start-shape="id19" draw:start-glue-point="7" draw:end-shape="id20" draw:end-glue-point="0" svg:d="M10750 21775v501h-3950v-2h-4400v501" svg:viewBox="0 0 8351 1001">
          <text:p/>
        </draw:connector>
        <draw:custom-shape draw:style-name="gr25" draw:text-style-name="P4" xml:id="id20" draw:id="id20" draw:layer="layout" svg:width="2.7cm" svg:height="1.2cm" svg:x="1.05cm" svg:y="22.775cm">
          <text:p text:style-name="P3"><text:span text:style-name="T1">video_g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xml:id="id21" draw:id="id21" draw:layer="layout" svg:width="2.7cm" svg:height="1.2cm" svg:x="3.9cm" svg:y="22.8cm">
          <text:p text:style-name="P3"><text:span text:style-name="T1">movie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xml:id="id22" draw:id="id22" draw:layer="layout" svg:width="2.7cm" svg:height="1.2cm" svg:x="6.775cm" svg:y="22.8cm">
          <text:p text:style-name="P3"><text:span text:style-name="T1">video_movie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xml:id="id23" draw:id="id23" draw:layer="layout" svg:width="2.7cm" svg:height="1.2cm" svg:x="9.575cm" svg:y="22.8cm">
          <text:p text:style-name="P3"><text:span text:style-name="T1">tv_movie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xml:id="id25" draw:id="id25" draw:layer="layout" svg:width="2.7cm" svg:height="1.2cm" svg:x="17.3cm" svg:y="22.85cm">
          <text:p text:style-name="P3"><text:span text:style-name="T1">episode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xml:id="id24" draw:id="id24" draw:layer="layout" svg:width="2.7cm" svg:height="1.2cm" svg:x="12.425cm" svg:y="22.8cm">
          <text:p text:style-name="P3"><text:span text:style-name="T1">tv_serie</text:span>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5.25cm" svg:y1="22.8cm" svg:x2="10.75cm" svg:y2="21.775cm" draw:start-shape="id21" draw:start-glue-point="0" draw:end-shape="id19" draw:end-glue-point="7" svg:d="M5250 22800v-512h5500v-513" svg:viewBox="0 0 5501 1026">
          <text:p/>
        </draw:connector>
        <draw:connector draw:style-name="gr24" draw:text-style-name="P3" draw:layer="layout" svg:x1="8.125cm" svg:y1="22.8cm" svg:x2="10.75cm" svg:y2="21.775cm" draw:start-shape="id22" draw:start-glue-point="0" draw:end-shape="id19" draw:end-glue-point="7" svg:d="M8125 22800v-512h2625v-513" svg:viewBox="0 0 2626 1026">
          <text:p/>
        </draw:connector>
        <draw:connector draw:style-name="gr24" draw:text-style-name="P3" draw:layer="layout" svg:x1="10.925cm" svg:y1="22.8cm" svg:x2="10.75cm" svg:y2="21.775cm" draw:start-shape="id23" draw:start-glue-point="0" draw:end-shape="id19" draw:end-glue-point="7" svg:d="M10925 22800v-512h-175v-513" svg:viewBox="0 0 176 1026">
          <text:p/>
        </draw:connector>
        <draw:connector draw:style-name="gr24" draw:text-style-name="P3" draw:layer="layout" svg:x1="13.775cm" svg:y1="22.8cm" svg:x2="10.75cm" svg:y2="21.775cm" draw:start-shape="id24" draw:start-glue-point="0" draw:end-shape="id19" draw:end-glue-point="7" svg:d="M13775 22800v-512h-3025v-513" svg:viewBox="0 0 3026 1026">
          <text:p/>
        </draw:connector>
        <draw:connector draw:style-name="gr24" draw:text-style-name="P3" draw:layer="layout" svg:x1="18.65cm" svg:y1="22.85cm" svg:x2="10.75cm" svg:y2="21.775cm" draw:start-shape="id25" draw:end-shape="id19" draw:end-glue-point="7" svg:d="M18650 22850v-537h-7900v-538" svg:viewBox="0 0 7901 1076">
          <text:p/>
        </draw:connector>
        <draw:custom-shape draw:style-name="gr26" draw:text-style-name="P6" xml:id="id26" draw:id="id26" draw:layer="layout" svg:width="1.2cm" svg:height="1.05cm" svg:x="15.725cm" svg:y="22.925cm">
          <text:p text:style-name="P3"><text:span text:style-name="T3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3" draw:layer="layout" svg:x1="15.125cm" svg:y1="23.4cm" svg:x2="15.725cm" svg:y2="23.45cm" draw:start-shape="id24" draw:start-glue-point="1" draw:end-shape="id26" draw:end-glue-point="5" svg:d="M15125 23400h300v50h300" svg:viewBox="0 0 601 51">
          <text:p/>
        </draw:connector>
        <draw:connector draw:style-name="gr24" draw:text-style-name="P3" draw:layer="layout" svg:x1="16.925cm" svg:y1="23.45cm" svg:x2="17.3cm" svg:y2="23.45cm" draw:start-shape="id26" draw:start-glue-point="7" draw:end-shape="id25" draw:end-glue-point="3" svg:d="M16925 23450h375" svg:viewBox="0 0 376 1">
          <text:p/>
        </draw:connector>
        <draw:connector draw:style-name="gr28" draw:text-style-name="P3" draw:layer="layout" svg:x1="18.012cm" svg:y1="25.1cm" svg:x2="18.65cm" svg:y2="24.05cm" draw:start-shape="id27" draw:start-glue-point="0" draw:end-shape="id25" draw:end-glue-point="2" svg:d="M18012 25100v-525h638v-525" svg:viewBox="0 0 639 1051">
          <text:p/>
        </draw:connector>
        <draw:custom-shape draw:style-name="gr29" draw:text-style-name="P6" draw:layer="layout" svg:width="3.268cm" svg:height="0.95cm" svg:x="16.464cm" svg:y="26.475cm">
          <text:p text:style-name="P3"><text:span text:style-name="T3">season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svg:x1="13.8cm" svg:y1="24.95cm" svg:x2="13.775cm" svg:y2="24cm" draw:start-shape="id28" draw:start-glue-point="4" draw:end-shape="id24" draw:end-glue-point="2" svg:d="M13800 24950v-475h-25v-475" svg:viewBox="0 0 26 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0:18:56.620476109</meta:creation-date>
    <dc:date>2015-03-22T20:47:41.764540000</dc:date>
    <meta:editing-duration>PT5H48M28S</meta:editing-duration>
    <meta:editing-cycles>17</meta:editing-cycles>
    <meta:generator>LibreOffice/4.4.1.2$MacOSX_X86_64 LibreOffice_project/45e2de17089c24a1fa810c8f975a7171ba4cd432</meta:generator>
    <meta:document-statistic meta:object-count="86"/>
  </office:meta>
</office:document-meta>
</file>